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0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1.395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4.528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2.738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526cm" fo:break-before="auto" style:use-optimal-row-height="true"/>
    </style:style>
    <style:style style:name="ro21" style:family="table-row">
      <style:table-row-properties style:row-height="1.859cm" fo:break-before="auto" style:use-optimal-row-height="true"/>
    </style:style>
    <style:style style:name="ro22" style:family="table-row">
      <style:table-row-properties style:row-height="1.543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2.0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02cm solid #000000" fo:background-color="#333333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9" office:value-type="string">
            <text:p>Data alteração</text:p>
          </table:table-cell>
          <table:table-cell table:style-name="ce12" office:value-type="string">
            <text:p>Comentários</text:p>
          </table:table-cell>
          <table:table-cell table:style-name="ce12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>
            <text:p>1.1</text:p>
          </table:table-cell>
          <table:table-cell table:style-name="ce10" office:value-type="date" office:date-value="2013-10-01">
            <text:p>01/10/2013</text:p>
          </table:table-cell>
          <table:table-cell table:style-name="ce13" office:value-type="string">
            <text:p>Criação da Planilha</text:p>
          </table:table-cell>
          <table:table-cell table:style-name="ce13" office:value-type="string">
            <text:p>Júlio Oliv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1.2</text:p>
          </table:table-cell>
          <table:table-cell table:style-name="ce10" office:value-type="date" office:date-value="2013-10-29">
            <text:p>29/10/2013</text:p>
          </table:table-cell>
          <table:table-cell table:style-name="ce13" office:value-type="string">
            <text:p>Revisão</text:p>
          </table:table-cell>
          <table:table-cell table:style-name="ce13" office:value-type="string">
            <text:p>Camilo Almend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1.3</text:p>
          </table:table-cell>
          <table:table-cell table:style-name="ce10" office:value-type="date" office:date-value="2014-04-16">
            <text:p>16/04/2014</text:p>
          </table:table-cell>
          <table:table-cell table:style-name="ce13" office:value-type="string">
            <text:p>Edição da especificação e nova execução</text:p>
          </table:table-cell>
          <table:table-cell table:style-name="ce13" office:value-type="string">
            <text:p>André Luís Ferreira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2" office:value-type="string">
            <text:p>Cenário de Teste</text:p>
          </table:table-cell>
          <table:table-cell table:style-name="ce22" office:value-type="string">
            <text:p>Passos</text:p>
          </table:table-cell>
          <table:table-cell table:style-name="ce22" office:value-type="string">
            <text:p>Resultados esperados</text:p>
          </table:table-cell>
          <table:table-cell table:style-name="ce25" office:value-type="string">
            <text:p>Resultado da Execução</text:p>
          </table:table-cell>
          <table:table-cell table:style-name="ce25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1</text:p>
          </table:table-cell>
          <table:table-cell table:style-name="ce23" office:value-type="string">
            <text:p><text:s text:c="17"/>Criar Disciplina</text:p>
          </table:table-cell>
          <table:table-cell table:style-name="ce23" office:value-type="string">
            <text:p>1. O usuário <text:s/>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3</text:p>
          </table:table-cell>
          <table:table-cell table:style-name="ce23" office:value-type="string">
            <text:p>Criar Disciplina: Usuário não preenche nenhum dos <text:s/>campos obrigatórios</text:p>
          </table:table-cell>
          <table:table-cell table:style-name="ce23" office:value-type="string">
            <text:p>1. O usuário não preenche o campo Nome. <text:s text:c="4"/>2. O usuário não preenche o campo Código <text:s text:c="3"/></text:p>
            <text:p/>
          </table:table-cell>
          <table:table-cell table:style-name="ce23" office:value-type="string">
            <text:p>Disciplina não cadastrada no banco e indicação de mensagem para preenchimento dos campos obrigatórios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4</text:p>
          </table:table-cell>
          <table:table-cell table:style-name="ce23" office:value-type="string">
            <text:p>Criar Disciplina: Nome já cadastrado</text:p>
          </table:table-cell>
          <table:table-cell table:style-name="ce23" office:value-type="string">
            <text:p>1. O usuário <text:s/>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>
            <text:p>Disciplina não cadastrada no banco e mensagem de indicação de que já existe uma disciplina cadastrada com nome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5</text:p>
          </table:table-cell>
          <table:table-cell table:style-name="ce23" office:value-type="string">
            <text:p>Criar Disciplina: Código já cadastrado</text:p>
          </table:table-cell>
          <table:table-cell table:style-name="ce23" office:value-type="string">
            <text:p>1. O usuário <text:s/>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>
            <text:p>Disciplina não cadastrada no banco e mensagem de indicação de que já existe uma disciplina cadastrada com código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6</text:p>
          </table:table-cell>
          <table:table-cell table:style-name="ce23" office:value-type="string">
            <text:p>Criar Disciplina: Campo Nome no formato incorreto (com caracteres especiais)</text:p>
          </table:table-cell>
          <table:table-cell table:style-name="ce23" office:value-type="string">
            <text:p>1. O usuário preenche o campo Nome <text:s/>inserindo caracteres especiais.</text:p>
          </table:table-cell>
          <table:table-cell table:style-name="ce23" office:value-type="string">
            <text:p>Disciplina não cadastrad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7</text:p>
          </table:table-cell>
          <table:table-cell table:style-name="ce23" office:value-type="string">
            <text:p>Criar Disciplina: Campo Nome no formato incorreto (com números)</text:p>
          </table:table-cell>
          <table:table-cell table:style-name="ce23" office:value-type="string">
            <text:p>1. O usuário preenche o campo Nome <text:s/>inserindo um numero.</text:p>
          </table:table-cell>
          <table:table-cell table:style-name="ce23" office:value-type="string">
            <text:p>Disciplina não cadastrad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6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 O usuário <text:s/>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>
            <text:p>Disciplina visualizada com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7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>
            <text:p>Disciplina visualizada com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text:s/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8</text:p>
          </table:table-cell>
          <table:table-cell table:style-name="ce23" office:value-type="string">
            <text:p>Pesquisar Disciplina de um curso</text:p>
          </table:table-cell>
          <table:table-cell table:style-name="ce23" office:value-type="string">
            <text:p><text:s/>1.O usuário deixa selecionado os cursos desejados.</text:p>
          </table:table-cell>
          <table:table-cell table:style-name="ce23" office:value-type="string">
            <text:p>Disciplinas dos cursos selecionados são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9</text:p>
          </table:table-cell>
          <table:table-cell table:style-name="ce23" office:value-type="string">
            <text:p>Pesquisar Disciplina: Disciplina não cadastrada</text:p>
          </table:table-cell>
          <table:table-cell table:style-name="ce23" office:value-type="string">
            <text:p>1. O usuário <text:s/>pesquisa por uma disciplina que ainda não foi cadastrada no banco, pelo seu nome ou código </text:p>
          </table:table-cell>
          <table:table-cell table:style-name="ce23" office:value-type="string">
            <text:p>Disciplina não visualizada e mensagem de indicação que não foi encontrada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0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realiza uma pesquisa inserindo caracteres especiais.</text:p>
          </table:table-cell>
          <table:table-cell table:style-name="ce23" office:value-type="string">
            <text:p>Disciplina não visualizada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2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deixa o campo de pesquisa vazio <text:s text:c="9"/><text:s text:c="16"/></text:p>
            <text:p>2. O usuário busca por uma Disciplina</text:p>
          </table:table-cell>
          <table:table-cell table:style-name="ce23" office:value-type="string">
            <text:p>Não é realizada a pesquis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3</text:p>
          </table:table-cell>
          <table:table-cell table:style-name="ce23" office:value-type="string">
            <text:p>Pesquisar Disciplina:pesquisa por Código</text:p>
          </table:table-cell>
          <table:table-cell table:style-name="ce23" office:value-type="string">
            <text:p>1. O usuário <text:s/>pesquisa por uma disciplina inserindo o Código no formato X000.</text:p>
          </table:table-cell>
          <table:table-cell table:style-name="ce23" office:value-type="string">
            <text:p>Disciplina não visualizada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4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<text:s/>seleciona editar disciplina. <text:s text:c="4"/></text:p>
            <text:p>2. O usuário <text:s text:c="2"/>edita os campos obrigatórios <text:s text:c="3"/>3. Usuário salva as alterações.</text:p>
          </table:table-cell>
          <table:table-cell table:style-name="ce23" office:value-type="string">
            <text:p>Disciplina atualizada no banco e mensagem de indicação de sucesso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5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seleciona editar disciplina <text:s text:c="6"/></text:p>
            <text:p>2. Usuário cancela a atualização.</text:p>
          </table:table-cell>
          <table:table-cell table:style-name="ce23" office:value-type="string">
            <text:p>Usuário volta pra tela lista Disciplina</text:p>
          </table:table-cell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EXCLUIR</text:p>
          </table:table-cell>
          <table:table-cell table:style-name="ce20" office:value-type="string">
            <text:p>TC_001_26</text:p>
          </table:table-cell>
          <table:table-cell table:style-name="ce23" office:value-type="string">
            <text:p>Excluir Disciplina</text:p>
          </table:table-cell>
          <table:table-cell table:style-name="ce23" office:value-type="string">
            <text:p>1. O usuário <text:s/>seleciona pesquisa por uma disciplina <text:s/><text:s text:c="14"/></text:p>
            <text:p>2. O usuário seleciona a opção excluir disciplina</text:p>
          </table:table-cell>
          <table:table-cell table:style-name="ce23" office:value-type="string">
            <text:p>Disciplina removida do banco com sucesso e mensagem de indicação de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6_04_14" table:style-name="ta1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2" office:value-type="string">
            <text:p>Cenário de Teste</text:p>
          </table:table-cell>
          <table:table-cell table:style-name="ce22" office:value-type="string">
            <text:p>Passos</text:p>
          </table:table-cell>
          <table:table-cell table:style-name="ce22" office:value-type="string">
            <text:p>Resultados esperados</text:p>
          </table:table-cell>
          <table:table-cell table:style-name="ce25" office:value-type="string">
            <text:p>Resultado da Execução</text:p>
          </table:table-cell>
          <table:table-cell table:style-name="ce25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1</text:p>
          </table:table-cell>
          <table:table-cell table:style-name="ce23" office:value-type="string">
            <text:p><text:s text:c="17"/>Criar Disciplina</text:p>
          </table:table-cell>
          <table:table-cell table:style-name="ce23" office:value-type="string">
            <text:p>1. O usuário <text:s/>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3</text:p>
          </table:table-cell>
          <table:table-cell table:style-name="ce23" office:value-type="string">
            <text:p>Criar Disciplina: Usuário não preenche nenhum dos <text:s/>campos obrigatórios</text:p>
          </table:table-cell>
          <table:table-cell table:style-name="ce23" office:value-type="string">
            <text:p>1. O usuário não preenche o campo Nome. <text:s text:c="4"/>2. O usuário não preenche o campo Código <text:s text:c="3"/></text:p>
            <text:p/>
          </table:table-cell>
          <table:table-cell table:style-name="ce23" office:value-type="string">
            <text:p>Disciplina não cadastrada no banco e indicação de mensagem para preenchimento dos campos obrigatórios</text:p>
          </table:table-cell>
          <table:table-cell table:style-name="ce26" office:value-type="string">
            <text:p>PASSOU, PARA OS 2 CASOS</text:p>
          </table:table-cell>
          <table:table-cell table:style-name="ce26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4</text:p>
          </table:table-cell>
          <table:table-cell table:style-name="ce23" office:value-type="string">
            <text:p>Criar Disciplina: Disciplina já cadastrada</text:p>
          </table:table-cell>
          <table:table-cell table:style-name="ce23" office:value-type="string">
            <text:p>1. O usuário <text:s/>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>
            <text:p>Disciplina não cadastrada no banco e mensagem de indicação de que já existe uma disciplina cadastrada com nome.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FOI CADASTRADA UMS DISCIPLINA COM NOME “FUNDAMENTOS DE BANCO DE DADOS” SENDO QUE JÁ EXISTE NO BANCO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5</text:p>
          </table:table-cell>
          <table:table-cell table:style-name="ce23" office:value-type="string">
            <text:p>Criar Disciplina: Disciplina já cadastrada</text:p>
          </table:table-cell>
          <table:table-cell table:style-name="ce23" office:value-type="string">
            <text:p>1. O usuário <text:s/>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>
            <text:p>Disciplina não cadastrada no banco e mensagem de indicação de que já existe uma disciplina cadastrada com código.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A DISCIPLINA NÃO É CADASTRADA NO BANCO, MAS O SISTEMA INFORMA QUE A DISCIPLINA FOI CADASTRAD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6</text:p>
          </table:table-cell>
          <table:table-cell table:style-name="ce23" office:value-type="string">
            <text:p>Criar Disciplina: Usuário preenche o campo Nome no formato incorreto</text:p>
          </table:table-cell>
          <table:table-cell table:style-name="ce23" office:value-type="string">
            <text:p>1. O usuário preenche o campo Nome <text:s/>inserindo caracteres especiais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FOI CADASTRADA UMA DISCIPLINA COM NOME “<text:a xlink:href="mailto:$@TESTE">$@TESTE</text:a> 01”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7</text:p>
          </table:table-cell>
          <table:table-cell table:style-name="ce23" office:value-type="string">
            <text:p>Criar Disciplina: Usuário preenche o campo Nome no formato incorreto</text:p>
          </table:table-cell>
          <table:table-cell table:style-name="ce23" office:value-type="string">
            <text:p>1. O usuário preenche o campo Nome <text:s/>inserindo um numero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FOI CADASTRADA UMA DISCIPLINA COM NOME “$@TESTE 01”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6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 O usuário <text:s/>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>
            <text:p>Disciplina visualizada com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7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>
            <text:p>Disciplina visualizada com sucesso</text:p>
          </table:table-cell>
          <table:table-cell table:style-name="ce26" office:value-type="string">
            <text:p>PASSOU</text:p>
          </table:table-cell>
          <table:table-cell table:style-name="ce26" office:value-type="string">
            <text:p>COM O CÓDIGO INFORMADO NO EXEMPLO, É INFORMADO QUE NÃO FOI ENCONTRADA A DISCIPLINA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text:s/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8</text:p>
          </table:table-cell>
          <table:table-cell table:style-name="ce23" office:value-type="string">
            <text:p>Pesquisar Disciplina de um curso</text:p>
          </table:table-cell>
          <table:table-cell table:style-name="ce23" office:value-type="string">
            <text:p><text:s/>1.O usuário deixa selecionado os cursos desejados.</text:p>
          </table:table-cell>
          <table:table-cell table:style-name="ce23" office:value-type="string">
            <text:p>Disciplinas dos cursos selecionados são 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9</text:p>
          </table:table-cell>
          <table:table-cell table:style-name="ce23" office:value-type="string">
            <text:p>Pesquisar Disciplina: Disciplina não cadastrada</text:p>
          </table:table-cell>
          <table:table-cell table:style-name="ce23" office:value-type="string">
            <text:p>1. O usuário <text:s/>pesquisa por uma disciplina que ainda não foi cadastrada no banco, pelo seu nome ou código </text:p>
          </table:table-cell>
          <table:table-cell table:style-name="ce23" office:value-type="string">
            <text:p>Disciplina não visualizada e mensagem de indicação que não foi encontrada.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0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realiza uma pesquisa inserindo caracteres especiais.</text:p>
          </table:table-cell>
          <table:table-cell table:style-name="ce23" office:value-type="string">
            <text:p>Disciplina não visualizada 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2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deixa o campo de pesquisa vazio <text:s text:c="9"/><text:s text:c="16"/></text:p>
            <text:p>2. O usuário busca por uma Disciplina</text:p>
          </table:table-cell>
          <table:table-cell table:style-name="ce23" office:value-type="string">
            <text:p>Não é realizada a pesquisa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3</text:p>
          </table:table-cell>
          <table:table-cell table:style-name="ce23" office:value-type="string">
            <text:p>Pesquisar Disciplina:pesquisa por Código</text:p>
          </table:table-cell>
          <table:table-cell table:style-name="ce23" office:value-type="string">
            <text:p>1. O usuário <text:s/>pesquisa por uma disciplina inserindo o Código no formato X000.</text:p>
          </table:table-cell>
          <table:table-cell table:style-name="ce23" office:value-type="string">
            <text:p>Disciplina não visualizada 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4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<text:s/>seleciona editar disciplina. <text:s text:c="4"/></text:p>
            <text:p>2. O usuário <text:s text:c="2"/>edita os campos obrigatórios <text:s text:c="3"/>3. Usuário salva as alterações.</text:p>
          </table:table-cell>
          <table:table-cell table:style-name="ce23" office:value-type="string">
            <text:p>Disciplina atualizada no banco e mensagem de indicação de sucesso.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5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seleciona editar disciplina <text:s text:c="6"/></text:p>
            <text:p>2. Usuário cancela a atualização.</text:p>
          </table:table-cell>
          <table:table-cell table:style-name="ce23" office:value-type="string">
            <text:p>Usuário volta pra tela lista Disciplina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EXCLUIR</text:p>
          </table:table-cell>
          <table:table-cell table:style-name="ce20" office:value-type="string">
            <text:p>TC_001_26</text:p>
          </table:table-cell>
          <table:table-cell table:style-name="ce23" office:value-type="string">
            <text:p>Excluir Disciplina</text:p>
          </table:table-cell>
          <table:table-cell table:style-name="ce23" office:value-type="string">
            <text:p>1. O usuário <text:s/>seleciona pesquisa por uma disciplina <text:s/><text:s text:c="14"/></text:p>
            <text:p>2. O usuário seleciona a opção excluir disciplina</text:p>
          </table:table-cell>
          <table:table-cell table:style-name="ce23" office:value-type="string">
            <text:p>Disciplina removida do banco com sucess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_13-11-13" table:style-name="ta2">
        <table:table-column table:style-name="co8" table:default-cell-style-name="ce14"/>
        <table:table-column table:style-name="co9" table:default-cell-style-name="ce17"/>
        <table:table-column table:style-name="co16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2" office:value-type="string">
            <text:p>Cenário de Teste</text:p>
          </table:table-cell>
          <table:table-cell table:style-name="ce22" office:value-type="string">
            <text:p>Passos</text:p>
          </table:table-cell>
          <table:table-cell table:style-name="ce22" office:value-type="string">
            <text:p>Resultados esperados</text:p>
          </table:table-cell>
          <table:table-cell table:style-name="ce25" office:value-type="string">
            <text:p>Resultado da Execução</text:p>
          </table:table-cell>
          <table:table-cell table:style-name="ce25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1</text:p>
          </table:table-cell>
          <table:table-cell table:style-name="ce23" office:value-type="string">
            <text:p><text:s text:c="17"/>Criar Disciplina</text:p>
          </table:table-cell>
          <table:table-cell table:style-name="ce23" office:value-type="string">
            <text:p>1. O usuário <text:s/>preenche o campo Nome com um valor no formato desejado. <text:s text:c="69"/>2. O usuário preenche o campo Código com um valor válido. <text:s text:c="2"/>3.O usuário informa o Semestre da Disciplina <text:s/>no formato especificado, no caso Inteiro de 1 a 10 . <text:s text:c="34"/>4. O usuário informa uma Estimativa da Quantidade de alunos no formato especificado.</text:p>
          </table:table-cell>
          <table:table-cell table:style-name="ce23" office:value-type="string">
            <text:p>Disciplina Cadastr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2</text:p>
          </table:table-cell>
          <table:table-cell table:style-name="ce23" office:value-type="string">
            <text:p><text:s/>Criar Disciplina: O usuário preenche todos os dados nos formatos especificados mas não preenche o campo opcional estimativa da quantidade de alunos</text:p>
          </table:table-cell>
          <table:table-cell table:style-name="ce23" office:value-type="string">
            <text:p>1. O usuário <text:s/>preenche o campo Nome com um valor no formato desejado. <text:s text:c="69"/>2. O usuário preenche o campo Código com um valor válido. <text:s text:c="3"/>3.O usuário informa o Semestre da Disciplina <text:s/>no formato especificado, no caso Inteiro de 1 a 10. <text:s text:c="36"/>4. O usuário não informa uma Estimativa da Quantidade de alunos <text:s/>e por default esse valor é 0.</text:p>
          </table:table-cell>
          <table:table-cell table:style-name="ce23" office:value-type="string">
            <text:p>Disciplina Cadastr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3</text:p>
          </table:table-cell>
          <table:table-cell table:style-name="ce23" office:value-type="string">
            <text:p>Criar Disciplina: Usuário não preenche nenhum dos <text:s/>campos obrigatórios</text:p>
          </table:table-cell>
          <table:table-cell table:style-name="ce23" office:value-type="string">
            <text:p>1. O usuário não preenche o campo Nome. <text:s text:c="30"/>2. O usuário não preenche o campo Código <text:s text:c="25"/>3.O usuário informa o Semestre da Disciplina <text:s/>no formato especificado, no caso Inteiro de 1 a 10. <text:s text:c="35"/>4. O usuário seleciona a opção criar.</text:p>
          </table:table-cell>
          <table:table-cell table:style-name="ce23" office:value-type="string">
            <text:p>Disciplina não cadastrada no banco e indicação de mensagem para preenchimento dos campos obrigatórios</text:p>
          </table:table-cell>
          <table:table-cell table:style-name="ce26" office:value-type="string">
            <text:p>Passou</text:p>
          </table:table-cell>
          <table:table-cell table:style-name="ce26" office:value-type="string">
            <text:p>A mensagem de erro poderia destacar os outros campos obrigatórios além do código da disciplin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4</text:p>
          </table:table-cell>
          <table:table-cell table:style-name="ce23" office:value-type="string">
            <text:p>Criar Disciplina: Disciplina já cadastrada</text:p>
          </table:table-cell>
          <table:table-cell table:style-name="ce23" office:value-type="string">
            <text:p>1. O usuário <text:s/>tenta criar a disciplina com mesmo nome.</text:p>
          </table:table-cell>
          <table:table-cell table:style-name="ce23" office:value-type="string">
            <text:p>Disciplina não cadastrada no banco e mensagem de indicação de que já existe uma disciplina cadastrada com nome.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5</text:p>
          </table:table-cell>
          <table:table-cell table:style-name="ce23" office:value-type="string">
            <text:p>Criar Disciplina: Disciplina já cadastrada</text:p>
          </table:table-cell>
          <table:table-cell table:style-name="ce23" office:value-type="string">
            <text:p>1. O usuário <text:s/>tenta criar a disciplina com mesmo código.</text:p>
          </table:table-cell>
          <table:table-cell table:style-name="ce23" office:value-type="string">
            <text:p>Disciplina não cadastrada no banco e mensagem de indicação de que já existe uma disciplina cadastrada com código.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6</text:p>
          </table:table-cell>
          <table:table-cell table:style-name="ce23" office:value-type="string">
            <text:p>Criar Disciplina: Usuário preenche o campo Nome no formato incorreto</text:p>
          </table:table-cell>
          <table:table-cell table:style-name="ce23" office:value-type="string">
            <text:p>1. O usuário preenche o campo Nome <text:s/>inserindo caracteres especiais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Caracteres especiais são aceitos tanto no nome da disciplina quanto no código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7</text:p>
          </table:table-cell>
          <table:table-cell table:style-name="ce23" office:value-type="string">
            <text:p>Criar Disciplina: Usuário preenche o campo Nome no formato incorreto</text:p>
          </table:table-cell>
          <table:table-cell table:style-name="ce23" office:value-type="string">
            <text:p>1. O usuário preenche o campo Nome <text:s/>inserindo um numero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10</text:p>
          </table:table-cell>
          <table:table-cell table:style-name="ce23" office:value-type="string">
            <text:p>Criar Disciplina: valor limite inferior Semestre de Oferta</text:p>
          </table:table-cell>
          <table:table-cell table:style-name="ce23" office:value-type="string">
            <text:p>1. O usuário preenche o campo Semestre de Oferta <text:s/>inserindo o valor 0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Não executado</text:p>
          </table:table-cell>
          <table:table-cell table:style-name="ce26" office:value-type="string">
            <text:p>Lista dropdown não permite que <text:s/>usuário insira números fora do padrão esper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11</text:p>
          </table:table-cell>
          <table:table-cell table:style-name="ce23" office:value-type="string">
            <text:p>Criar Disciplina: valor limite Semestre de Oferta</text:p>
          </table:table-cell>
          <table:table-cell table:style-name="ce23" office:value-type="string">
            <text:p>1. O usuário preenche o campo Semestre de Oferta <text:s/>selecionando o <text:s/>valor 1.</text:p>
          </table:table-cell>
          <table:table-cell table:style-name="ce23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12</text:p>
          </table:table-cell>
          <table:table-cell table:style-name="ce23" office:value-type="string">
            <text:p>Criar Disciplina: valor limite superior Semestre de Oferta</text:p>
          </table:table-cell>
          <table:table-cell table:style-name="ce23" office:value-type="string">
            <text:p>1. O usuário preenche o campo Semestre de Oferta <text:s/>selecionando o <text:s/>valor 2.</text:p>
          </table:table-cell>
          <table:table-cell table:style-name="ce23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13</text:p>
          </table:table-cell>
          <table:table-cell table:style-name="ce23" office:value-type="string">
            <text:p>Criar Disciplina: valor limite inferior Semestre de Oferta</text:p>
          </table:table-cell>
          <table:table-cell table:style-name="ce23" office:value-type="string">
            <text:p>1. O usuário preenche o campo Semestre de Oferta <text:s/>inserindo um valor 9.</text:p>
          </table:table-cell>
          <table:table-cell table:style-name="ce23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14</text:p>
          </table:table-cell>
          <table:table-cell table:style-name="ce23" office:value-type="string">
            <text:p>Criar Disciplina: valor limite Semestre de Oferta</text:p>
          </table:table-cell>
          <table:table-cell table:style-name="ce23" office:value-type="string">
            <text:p>1. O usuário preenche o campo Semestre de Oferta <text:s/>inserindo um valor 10.</text:p>
          </table:table-cell>
          <table:table-cell table:style-name="ce23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rincipal</text:p>
          </table:table-cell>
          <table:table-cell table:style-name="ce20" office:value-type="string">
            <text:p>TC_001_15</text:p>
          </table:table-cell>
          <table:table-cell table:style-name="ce23" office:value-type="string">
            <text:p>Criar Disciplina: valor limite superior Semestre de Oferta</text:p>
          </table:table-cell>
          <table:table-cell table:style-name="ce23" office:value-type="string">
            <text:p>1. O usuário preenche o campo Semestre de Oferta <text:s/>inserindo o valor 11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Não executado</text:p>
          </table:table-cell>
          <table:table-cell table:style-name="ce26" office:value-type="string">
            <text:p>Lista dropdown não permite que <text:s/>usuário insira números fora do padrão esperado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6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 O usuário <text:s/>pesquisa por uma disciplina pelo seu nome.</text:p>
          </table:table-cell>
          <table:table-cell table:style-name="ce23" office:value-type="string">
            <text:p>Disciplina visualizada com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7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O usuário pesquisa por uma Disciplina pelo seu Código. Ex:XXX0000.</text:p>
          </table:table-cell>
          <table:table-cell table:style-name="ce23" office:value-type="string">
            <text:p>Disciplina visualizada com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8</text:p>
          </table:table-cell>
          <table:table-cell table:style-name="ce23" office:value-type="string">
            <text:p>Pesquisar Disciplina: Disciplina não cadastrada</text:p>
          </table:table-cell>
          <table:table-cell table:style-name="ce23" office:value-type="string">
            <text:p>1. O usuário <text:s/>pesquisa por uma disciplina que ainda não foi cadastrada no banco, pelo seu nome ou código </text:p>
          </table:table-cell>
          <table:table-cell table:style-name="ce23" office:value-type="string">
            <text:p>Disciplina não visualizada e mensagem de indicação que não foi cadastrada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A disciplina não é visualizada mas não há mensagem de indicação de que não foi cadastrada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9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realiza uma pesquisa inserindo caracteres especiais.</text:p>
          </table:table-cell>
          <table:table-cell table:style-name="ce23" office:value-type="string">
            <text:p>Disciplina não visualizada </text:p>
          </table:table-cell>
          <table:table-cell table:style-name="ce16" office:value-type="string">
            <text:p>Falhou</text:p>
          </table:table-cell>
          <table:table-cell table:style-name="ce16" office:value-type="string">
            <text:p>Já que disciplinas com nome contendo caracteres especiais foram cadastradas, a busca também funcionou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0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<text:s/>pesquisa por uma disciplina inserindo valores negativos.</text:p>
          </table:table-cell>
          <table:table-cell table:style-name="ce23" office:value-type="string">
            <text:p>Disciplina não visualizada </text:p>
          </table:table-cell>
          <table:table-cell table:style-name="ce16" office:value-type="string">
            <text:p>Falhou</text:p>
          </table:table-cell>
          <table:table-cell table:style-name="ce16" office:value-type="string">
            <text:p>Já que disciplinas com nome contendo apenas um valor negativo foram cadastradas, a busca também funcionou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2</text:p>
          </table:table-cell>
          <table:table-cell table:style-name="ce23" office:value-type="string">
            <text:p>Pesquisar Disciplina:pesquisa por Código</text:p>
          </table:table-cell>
          <table:table-cell table:style-name="ce23" office:value-type="string">
            <text:p>1. O usuário <text:s/>pesquisa por uma disciplina inserindo o Código no formato X000.</text:p>
          </table:table-cell>
          <table:table-cell table:style-name="ce23" office:value-type="string">
            <text:p>Disciplina não visualizada </text:p>
          </table:table-cell>
          <table:table-cell table:style-name="ce16" office:value-type="string">
            <text:p>Passou</text:p>
          </table:table-cell>
          <table:table-cell table:style-name="ce16" office:value-type="string">
            <text:p>Poderia apresentar mensagem pedindo critério de busca</text:p>
          </table:table-cell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3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<text:s/>seleciona atualizar disciplina. <text:s text:c="29"/>2. O usuário <text:s text:c="2"/>edita os campos obrigatórios e não obrigatórios preenchendo-os com valores validos <text:s text:c="38"/>3. Usuário salva as alterações.</text:p>
          </table:table-cell>
          <table:table-cell table:style-name="ce23" office:value-type="string">
            <text:p>Disciplina atualizada no banco e mensagem de indicação de sucesso.</text:p>
          </table:table-cell>
          <table:table-cell table:style-name="ce16" office:value-type="string">
            <text:p>Passou</text:p>
          </table:table-cell>
          <table:table-cell table:style-name="ce16" table:number-columns-repeated="1016"/>
        </table:table-row>
        <table:table-row table:style-name="ro19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4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seleciona atualizar disciplina <text:s text:c="32"/>2. Usuário cancela a atualização.</text:p>
          </table:table-cell>
          <table:table-cell table:style-name="ce23" office:value-type="string">
            <text:p>Usuário volta pra tela lista Disciplina</text:p>
          </table:table-cell>
          <table:table-cell table:style-name="ce16" office:value-type="string">
            <text:p>Não executado</text:p>
          </table:table-cell>
          <table:table-cell table:style-name="ce16" office:value-type="string">
            <text:p>Não existe opção de cancelamento para a edição da disciplina, o que existe é a opção de limpar todos os campos editados.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EXCLUIR</text:p>
          </table:table-cell>
          <table:table-cell table:style-name="ce20" office:value-type="string">
            <text:p>TC_001_25</text:p>
          </table:table-cell>
          <table:table-cell table:style-name="ce23" office:value-type="string">
            <text:p>Excluir Disciplina</text:p>
          </table:table-cell>
          <table:table-cell table:style-name="ce23" office:value-type="string">
            <text:p>1. O usuário <text:s/>seleciona pesquisa por uma disciplina <text:s text:c="15"/>2. O usuário seleciona a opção excluir disciplina</text:p>
          </table:table-cell>
          <table:table-cell table:style-name="ce23" office:value-type="string">
            <text:p>Disciplina removida do banco com sucesso e mensagem de indicação de sucesso</text:p>
          </table:table-cell>
          <table:table-cell table:style-name="ce16" office:value-type="string">
            <text:p>Passou</text:p>
          </table:table-cell>
          <table:table-cell table:style-name="ce16"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-05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2" office:value-type="string">
            <text:p>Cenário de Teste</text:p>
          </table:table-cell>
          <table:table-cell table:style-name="ce22" office:value-type="string">
            <text:p>Passos</text:p>
          </table:table-cell>
          <table:table-cell table:style-name="ce22" office:value-type="string">
            <text:p>Resultados esperados</text:p>
          </table:table-cell>
          <table:table-cell table:style-name="ce25" office:value-type="string">
            <text:p>Resultado da Execução</text:p>
          </table:table-cell>
          <table:table-cell table:style-name="ce25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1</text:p>
          </table:table-cell>
          <table:table-cell table:style-name="ce23" office:value-type="string">
            <text:p><text:s text:c="17"/>Criar Disciplina</text:p>
          </table:table-cell>
          <table:table-cell table:style-name="ce23" office:value-type="string">
            <text:p>1. O usuário <text:s/>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3</text:p>
          </table:table-cell>
          <table:table-cell table:style-name="ce23" office:value-type="string">
            <text:p>Criar Disciplina: Usuário não preenche nenhum dos <text:s/>campos obrigatórios</text:p>
          </table:table-cell>
          <table:table-cell table:style-name="ce23" office:value-type="string">
            <text:p>1. O usuário não preenche o campo Nome. <text:s text:c="4"/>2. O usuário não preenche o campo Código <text:s text:c="3"/></text:p>
            <text:p/>
          </table:table-cell>
          <table:table-cell table:style-name="ce23" office:value-type="string">
            <text:p>Disciplina não cadastrada no banco e indicação de mensagem para preenchimento dos campos obrigatórios</text:p>
          </table:table-cell>
          <table:table-cell table:style-name="ce26" office:value-type="string">
            <text:p>PASSOU</text:p>
          </table:table-cell>
          <table:table-cell table:style-name="ce26" office:value-type="string">
            <text:p>Falta organizar as mesagens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4</text:p>
          </table:table-cell>
          <table:table-cell table:style-name="ce23" office:value-type="string">
            <text:p>Criar Disciplina: Nome já cadastrado</text:p>
          </table:table-cell>
          <table:table-cell table:style-name="ce23" office:value-type="string">
            <text:p>1. O usuário <text:s/>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>
            <text:p>Disciplina não cadastrada no banco e mensagem de indicação de que já existe uma disciplina cadastrada com nome.</text:p>
          </table:table-cell>
          <table:table-cell table:style-name="ce26"/>
          <table:table-cell table:style-name="ce26" office:value-type="string">
            <text:p>Especificação Removida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5</text:p>
          </table:table-cell>
          <table:table-cell table:style-name="ce23" office:value-type="string">
            <text:p>Criar Disciplina: Código já cadastrado</text:p>
          </table:table-cell>
          <table:table-cell table:style-name="ce23" office:value-type="string">
            <text:p>1. O usuário <text:s/>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>
            <text:p>Disciplina não cadastrada no banco e mensagem de indicação de que já existe uma disciplina cadastrada com código.</text:p>
          </table:table-cell>
          <table:table-cell table:style-name="ce26" office:value-type="string">
            <text:p>PASSOU</text:p>
          </table:table-cell>
          <table:table-cell table:style-name="ce26" office:value-type="string">
            <text:p>Falta a exibição da mesagem que não foi adicionada a disciplina</text:p>
          </table:table-cell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6</text:p>
          </table:table-cell>
          <table:table-cell table:style-name="ce23" office:value-type="string">
            <text:p>Criar Disciplina: Campo Nome no formato incorreto (com caracteres especiais)</text:p>
          </table:table-cell>
          <table:table-cell table:style-name="ce23" office:value-type="string">
            <text:p>1. O usuário preenche o campo Nome <text:s/>inserindo caracteres especiais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PASSOU</text:p>
          </table:table-cell>
          <table:table-cell table:style-name="ce26" office:value-type="string">
            <text:p>Falta organizar as mesagens</text:p>
          </table:table-cell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1_07</text:p>
          </table:table-cell>
          <table:table-cell table:style-name="ce23" office:value-type="string">
            <text:p>Criar Disciplina: Campo Nome no formato incorreto (com números)</text:p>
          </table:table-cell>
          <table:table-cell table:style-name="ce23" office:value-type="string">
            <text:p>1. O usuário preenche o campo Nome <text:s/>inserindo um numero.</text:p>
          </table:table-cell>
          <table:table-cell table:style-name="ce23" office:value-type="string">
            <text:p>Disciplina não cadastrada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Foi possível inserir disciplina com o nome “TESTE01”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6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 O usuário <text:s/>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>
            <text:p>Disciplina visualizada com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7</text:p>
          </table:table-cell>
          <table:table-cell table:style-name="ce23" office:value-type="string">
            <text:p>Pesquisar Disciplina: Disciplina já cadastrada</text:p>
          </table:table-cell>
          <table:table-cell table:style-name="ce23" office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>
            <text:p>Disciplina visualizada com sucesso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>
            <text:p>Cadastrar <text:s/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8</text:p>
          </table:table-cell>
          <table:table-cell table:style-name="ce23" office:value-type="string">
            <text:p>Pesquisar Disciplina de um curso</text:p>
          </table:table-cell>
          <table:table-cell table:style-name="ce23" office:value-type="string">
            <text:p><text:s/>1.O usuário deixa selecionado os cursos desejados.</text:p>
          </table:table-cell>
          <table:table-cell table:style-name="ce23" office:value-type="string">
            <text:p>Disciplinas dos cursos selecionados são </text:p>
          </table:table-cell>
          <table:table-cell table:style-name="ce26"/>
          <table:table-cell table:style-name="ce26" office:value-type="string">
            <text:p>Funcionalidade fora do escopo da sprint</text:p>
          </table:table-cell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19</text:p>
          </table:table-cell>
          <table:table-cell table:style-name="ce23" office:value-type="string">
            <text:p>Pesquisar Disciplina: Disciplina não cadastrada</text:p>
          </table:table-cell>
          <table:table-cell table:style-name="ce23" office:value-type="string">
            <text:p>1. O usuário <text:s/>pesquisa por uma disciplina que ainda não foi cadastrada no banco, pelo seu nome ou código </text:p>
          </table:table-cell>
          <table:table-cell table:style-name="ce23" office:value-type="string">
            <text:p>Disciplina não visualizada e mensagem de indicação que não foi encontrada.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0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realiza uma pesquisa inserindo caracteres especiais.</text:p>
          </table:table-cell>
          <table:table-cell table:style-name="ce23" office:value-type="string">
            <text:p>Disciplina não visualizada 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2</text:p>
          </table:table-cell>
          <table:table-cell table:style-name="ce23" office:value-type="string">
            <text:p>Pesquisar Disciplina</text:p>
          </table:table-cell>
          <table:table-cell table:style-name="ce23" office:value-type="string">
            <text:p>1. O usuário deixa o campo de pesquisa vazio <text:s text:c="9"/><text:s text:c="16"/></text:p>
            <text:p>2. O usuário busca por uma Disciplina</text:p>
          </table:table-cell>
          <table:table-cell table:style-name="ce23" office:value-type="string">
            <text:p>Não é realizada a pesquisa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PESQUISAR</text:p>
          </table:table-cell>
          <table:table-cell table:style-name="ce20" office:value-type="string">
            <text:p>TC_001_23</text:p>
          </table:table-cell>
          <table:table-cell table:style-name="ce23" office:value-type="string">
            <text:p>Pesquisar Disciplina:pesquisa por Código</text:p>
          </table:table-cell>
          <table:table-cell table:style-name="ce23" office:value-type="string">
            <text:p>1. O usuário <text:s/>pesquisa por uma disciplina inserindo o Código no formato X000.</text:p>
          </table:table-cell>
          <table:table-cell table:style-name="ce23" office:value-type="string">
            <text:p>Disciplina não visualizada </text:p>
          </table:table-cell>
          <table:table-cell table:style-name="ce26" office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4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<text:s/>seleciona editar disciplina. <text:s text:c="4"/></text:p>
            <text:p>2. O usuário <text:s text:c="2"/>edita os campos obrigatórios <text:s text:c="3"/>3. Usuário salva as alterações.</text:p>
          </table:table-cell>
          <table:table-cell table:style-name="ce23" office:value-type="string">
            <text:p>Disciplina atualizada no banco e mensagem de indicação de sucesso.</text:p>
          </table:table-cell>
          <table:table-cell table:style-name="ce26" office:value-type="string">
            <text:p>PASSOU</text:p>
          </table:table-cell>
          <table:table-cell table:style-name="ce26" office:value-type="string">
            <text:p>Falta a exibição da mesagem que a disciplina foi edita com com sucesso</text:p>
          </table:table-cell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ATUALIZAR</text:p>
          </table:table-cell>
          <table:table-cell table:style-name="ce20" office:value-type="string">
            <text:p>TC_001_25</text:p>
          </table:table-cell>
          <table:table-cell table:style-name="ce23" office:value-type="string">
            <text:p>Atualizar Disciplina</text:p>
          </table:table-cell>
          <table:table-cell table:style-name="ce23" office:value-type="string">
            <text:p>1. O usuário seleciona editar disciplina <text:s text:c="6"/></text:p>
            <text:p>2. Usuário cancela a atualização.</text:p>
          </table:table-cell>
          <table:table-cell table:style-name="ce23" office:value-type="string">
            <text:p>Usuário volta pra tela lista Disciplina</text:p>
          </table:table-cell>
          <table:table-cell table:style-name="ce26" office:value-type="string">
            <text:p>FALHOU</text:p>
          </table:table-cell>
          <table:table-cell table:style-name="ce26" office:value-type="string">
            <text:p>Erro HTTP Status 404</text:p>
          </table:table-cell>
          <table:table-cell table:style-name="ce16" table:number-columns-repeated="1014"/>
          <table:table-cell table:style-name="Default"/>
        </table:table-row>
        <table:table-row table:style-name="ro24">
          <table:table-cell table:style-name="ce16"/>
          <table:table-cell table:style-name="ce20" office:value-type="string">
            <text:p>Cadastrar </text:p>
            <text:p>Disciplina</text:p>
          </table:table-cell>
          <table:table-cell table:style-name="ce20" office:value-type="string">
            <text:p>EXCLUIR</text:p>
          </table:table-cell>
          <table:table-cell table:style-name="ce20" office:value-type="string">
            <text:p>TC_001_26</text:p>
          </table:table-cell>
          <table:table-cell table:style-name="ce23" office:value-type="string">
            <text:p>Excluir Disciplina</text:p>
          </table:table-cell>
          <table:table-cell table:style-name="ce23" office:value-type="string">
            <text:p>1. O usuário <text:s/>seleciona pesquisa por uma disciplina <text:s/><text:s text:c="14"/></text:p>
            <text:p>2. O usuário seleciona a opção excluir disciplina</text:p>
          </table:table-cell>
          <table:table-cell table:style-name="ce23" office:value-type="string">
            <text:p>Disciplina removida do banco com sucesso e mensagem de indicação de sucesso</text:p>
          </table:table-cell>
          <table:table-cell table:style-name="ce26" office:value-type="string">
            <text:p>PASSOU</text:p>
          </table:table-cell>
          <table:table-cell table:style-name="ce26" office:value-type="string">
            <text:p>Falta a exibição da mesagem que a disciplina foi excluida com com sucesso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13/05/2014</text:date>, <text:time>08:25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5T13:31:14Z</meta:creation-date>
    <dc:date>2014-05-13T08:25:31.45</dc:date>
    <meta:editing-duration>PT3H3M52S</meta:editing-duration>
    <meta:editing-cycles>10</meta:editing-cycles>
    <meta:document-statistic meta:table-count="6" meta:cell-count="554" meta:object-count="0"/>
  </office:meta>
</office:document-meta>
</file>